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76cm" draw:marker-start-width="0.313cm" draw:marker-end-width="0.313cm" draw:fill="solid" draw:fill-color="#b3b3b3" draw:textarea-horizontal-align="center" draw:textarea-vertical-align="middle" fo:padding-top="0.162cm" fo:padding-bottom="0.162cm" fo:padding-left="0.287cm" fo:padding-right="0.287cm"/>
    </style:style>
    <style:style style:name="gr2" style:family="graphic" style:parent-style-name="standard">
      <style:graphic-properties svg:stroke-width="0.076cm" draw:marker-start-width="0.313cm" draw:marker-end-width="0.313cm" draw:fill="solid" draw:fill-color="#ffffff" draw:textarea-horizontal-align="center" draw:textarea-vertical-align="middle" fo:padding-top="0.162cm" fo:padding-bottom="0.162cm" fo:padding-left="0.287cm" fo:padding-right="0.287cm"/>
    </style:style>
    <style:style style:name="gr3" style:family="graphic" style:parent-style-name="standard">
      <style:graphic-properties draw:stroke="solid" draw:stroke-dash="Fine_20_Dashed" svg:stroke-width="0.076cm" svg:stroke-color="#000000" draw:marker-start-width="0.237cm" draw:marker-end="Arrow_20_concave" draw:marker-end-width="0.291cm" draw:textarea-horizontal-align="center" draw:textarea-vertical-align="middle" fo:padding-top="0.162cm" fo:padding-bottom="0.162cm" fo:padding-left="0.287cm" fo:padding-right="0.287cm"/>
    </style:style>
    <style:style style:name="gr4" style:family="graphic" style:parent-style-name="standard">
      <style:graphic-properties svg:stroke-width="0.076cm" draw:marker-start-width="0.313cm" draw:marker-end-width="0.313cm" draw:fill="solid" draw:fill-color="#666666" draw:textarea-horizontal-align="center" draw:textarea-vertical-align="middle" fo:padding-top="0.162cm" fo:padding-bottom="0.162cm" fo:padding-left="0.287cm" fo:padding-right="0.287cm"/>
    </style:style>
    <style:style style:name="gr5" style:family="graphic" style:parent-style-name="standard">
      <style:graphic-properties draw:stroke="solid" draw:stroke-dash="Fine_20_Dashed" svg:stroke-width="0.076cm" svg:stroke-color="#000000" draw:marker-start-width="0.237cm" draw:marker-end="Arrow_20_concave" draw:marker-end-width="0.291cm" draw:fill="solid" draw:fill-color="#b3b3b3" draw:textarea-horizontal-align="center" draw:textarea-vertical-align="middle" fo:padding-top="0.162cm" fo:padding-bottom="0.162cm" fo:padding-left="0.287cm" fo:padding-right="0.287cm"/>
    </style:style>
    <style:style style:name="gr6" style:family="graphic" style:parent-style-name="standard">
      <style:graphic-properties draw:stroke="solid" draw:stroke-dash="Fine_20_Dashed" svg:stroke-width="0.076cm" svg:stroke-color="#000000" draw:marker-start-width="0.161cm" draw:marker-end="Arrow_20_concave" draw:marker-end-width="0.291cm" draw:textarea-horizontal-align="center" draw:textarea-vertical-align="middle" fo:padding-top="0.162cm" fo:padding-bottom="0.162cm" fo:padding-left="0.287cm" fo:padding-right="0.287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076cm" draw:marker-start-width="0.313cm" draw:marker-end-width="0.313cm" draw:fill="solid" draw:fill-color="#b3b3b3" draw:textarea-horizontal-align="center" draw:textarea-vertical-align="middle" fo:padding-top="0.162cm" fo:padding-bottom="0.162cm" fo:padding-left="0.287cm" fo:padding-right="0.287cm"/>
    </style:style>
    <style:style style:name="gr9" style:family="graphic" style:parent-style-name="standard">
      <style:graphic-properties svg:stroke-width="0.076cm" draw:marker-start-width="0.313cm" draw:marker-end-width="0.313cm" draw:fill="solid" draw:fill-color="#666666" draw:textarea-horizontal-align="center" draw:textarea-vertical-align="middle" fo:padding-top="0.162cm" fo:padding-bottom="0.162cm" fo:padding-left="0.287cm" fo:padding-right="0.287cm"/>
    </style:style>
    <style:style style:name="gr10" style:family="graphic" style:parent-style-name="standard">
      <style:graphic-properties svg:stroke-width="0.076cm" draw:marker-start-width="0.313cm" draw:marker-end-width="0.313cm" draw:fill="solid" draw:fill-color="#ffffff" draw:textarea-horizontal-align="center" draw:textarea-vertical-align="middle" fo:padding-top="0.162cm" fo:padding-bottom="0.162cm" fo:padding-left="0.287cm" fo:padding-right="0.287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P3" style:family="paragraph">
      <style:paragraph-properties fo:text-align="center"/>
      <style:text-properties fo:font-family="'Gill Sans'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P4" style:family="paragraph">
      <style:paragraph-properties fo:text-align="center"/>
      <style:text-properties fo:font-weight="normal" style:font-weight-asian="normal" style:font-weight-complex="normal"/>
    </style:style>
    <style:style style:name="P5" style:family="paragraph">
      <style:text-properties fo:font-size="20pt"/>
    </style:style>
    <style:style style:name="T1" style:family="text">
      <style:text-properties fo:font-family="'Gill Sans'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T2" style:family="text">
      <style:text-properties fo:font-family="'Gill Sans'" style:font-family-generic="swiss" style:font-pitch="variable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ircle draw:style-name="gr1" draw:text-style-name="P1" draw:id="id1" draw:layer="layout" svg:width="0.737cm" svg:height="0.737cm" svg:x="5.18cm" svg:y="5.715cm">
          <text:p/>
        </draw:circle>
        <draw:circle draw:style-name="gr2" draw:text-style-name="P1" draw:id="id2" draw:layer="layout" svg:width="0.737cm" svg:height="0.737cm" svg:x="6.045cm" svg:y="7.688cm">
          <text:p/>
        </draw:circle>
        <draw:connector draw:style-name="gr3" draw:text-style-name="P1" draw:layer="layout" draw:type="line" svg:x1="5.548cm" svg:y1="6.452cm" svg:x2="6.413cm" svg:y2="7.688cm" draw:start-shape="id1" draw:start-glue-point="2" draw:end-shape="id2" draw:end-glue-point="0" svg:d="m5548 6452 865 1236">
          <text:p/>
        </draw:connector>
        <draw:circle draw:style-name="gr4" draw:text-style-name="P1" draw:id="id3" draw:layer="layout" svg:width="0.737cm" svg:height="0.737cm" svg:x="7.822cm" svg:y="9.525cm">
          <text:p/>
        </draw:circle>
        <draw:connector draw:style-name="gr3" draw:text-style-name="P1" draw:layer="layout" draw:type="curve" svg:x1="5.917cm" svg:y1="6.083cm" svg:x2="8.19cm" svg:y2="9.525cm" draw:start-shape="id1" draw:start-glue-point="1" draw:end-shape="id3" draw:end-glue-point="0" svg:d="m5917 6083c1516 0 2273 1147 2273 3442">
          <text:p/>
        </draw:connector>
        <draw:circle draw:style-name="gr1" draw:text-style-name="P1" draw:id="id4" draw:layer="layout" svg:width="0.737cm" svg:height="0.737cm" svg:x="4.228cm" svg:y="9.592cm">
          <text:p/>
        </draw:circle>
        <draw:connector draw:style-name="gr3" draw:text-style-name="P1" draw:layer="layout" draw:type="line" svg:x1="6.413cm" svg:y1="8.425cm" svg:x2="4.596cm" svg:y2="9.592cm" draw:start-shape="id2" draw:start-glue-point="2" draw:end-shape="id4" draw:end-glue-point="0" svg:d="m6413 8425-1817 1167">
          <text:p/>
        </draw:connector>
        <draw:circle draw:style-name="gr1" draw:text-style-name="P1" draw:id="id5" draw:layer="layout" svg:width="0.737cm" svg:height="0.737cm" svg:x="6.066cm" svg:y="9.592cm">
          <text:p/>
        </draw:circle>
        <draw:connector draw:style-name="gr3" draw:text-style-name="P1" draw:layer="layout" draw:type="line" svg:x1="6.413cm" svg:y1="8.425cm" svg:x2="6.434cm" svg:y2="9.592cm" draw:start-shape="id2" draw:start-glue-point="2" draw:end-shape="id5" draw:end-glue-point="0" svg:d="m6413 8425 21 1167">
          <text:p/>
        </draw:connector>
        <draw:circle draw:style-name="gr4" draw:text-style-name="P1" draw:id="id6" draw:layer="layout" svg:width="0.737cm" svg:height="0.737cm" svg:x="4.228cm" svg:y="11.565cm">
          <text:p/>
        </draw:circle>
        <draw:connector draw:style-name="gr3" draw:text-style-name="P1" draw:layer="layout" draw:type="line" svg:x1="4.596cm" svg:y1="10.329cm" svg:x2="4.596cm" svg:y2="11.565cm" draw:start-shape="id4" draw:start-glue-point="2" draw:end-shape="id6" draw:end-glue-point="0" svg:d="m4596 10329v1236">
          <text:p/>
        </draw:connector>
        <draw:connector draw:style-name="gr5" draw:text-style-name="P1" draw:layer="layout" draw:type="line" svg:x1="6.434cm" svg:y1="10.329cm" svg:x2="6.434cm" svg:y2="11.565cm" draw:start-shape="id5" draw:end-shape="id7" svg:d="m6434 10329v1236">
          <text:p/>
        </draw:connector>
        <draw:circle draw:style-name="gr4" draw:text-style-name="P1" draw:id="id8" draw:layer="layout" svg:width="0.737cm" svg:height="0.737cm" svg:x="7.822cm" svg:y="11.565cm">
          <text:p/>
        </draw:circle>
        <draw:connector draw:style-name="gr5" draw:text-style-name="P1" draw:layer="layout" draw:type="line" svg:x1="8.19cm" svg:y1="10.262cm" svg:x2="8.19cm" svg:y2="11.565cm" draw:start-shape="id3" draw:start-glue-point="2" draw:end-shape="id8" draw:end-glue-point="0" svg:d="m8190 10262v1303">
          <text:p/>
        </draw:connector>
        <draw:connector draw:style-name="gr5" draw:text-style-name="P1" draw:layer="layout" draw:type="curve" svg:x1="8.559cm" svg:y1="11.933cm" svg:x2="8.559cm" svg:y2="9.893cm" draw:start-shape="id8" draw:start-glue-point="1" draw:end-shape="id3" svg:d="m8559 11933c807 0 807-2040 0-2040">
          <text:p/>
        </draw:connector>
        <draw:circle draw:style-name="gr4" draw:text-style-name="P1" draw:id="id7" draw:layer="layout" svg:width="0.737cm" svg:height="0.737cm" svg:x="6.066cm" svg:y="11.565cm">
          <text:p/>
        </draw:circle>
        <draw:connector draw:style-name="gr5" draw:text-style-name="P1" draw:layer="layout" draw:type="line" svg:x1="6.434cm" svg:y1="10.329cm" svg:x2="8.19cm" svg:y2="11.565cm" draw:start-shape="id5" draw:start-glue-point="2" draw:end-shape="id8" svg:d="m6434 10329 1756 1236">
          <text:p/>
        </draw:connector>
        <draw:circle draw:style-name="gr2" draw:text-style-name="P1" draw:layer="layout" svg:width="0.737cm" svg:height="0.737cm" svg:x="6.066cm" svg:y="7.689cm">
          <text:p/>
        </draw:circle>
        <draw:circle draw:style-name="gr2" draw:text-style-name="P1" draw:id="id9" draw:layer="layout" svg:width="0.737cm" svg:height="0.737cm" svg:x="4.228cm" svg:y="7.69cm">
          <text:p/>
        </draw:circle>
        <draw:connector draw:style-name="gr6" draw:text-style-name="P1" draw:layer="layout" draw:type="line" svg:x1="5.548cm" svg:y1="6.452cm" svg:x2="4.596cm" svg:y2="7.69cm" draw:start-shape="id1" draw:start-glue-point="2" draw:end-shape="id9" draw:end-glue-point="0" svg:d="m5548 6452-952 1238">
          <text:p/>
        </draw:connector>
        <draw:connector draw:style-name="gr3" draw:text-style-name="P1" draw:layer="layout" draw:type="line" svg:x1="4.596cm" svg:y1="8.427cm" svg:x2="4.596cm" svg:y2="9.592cm" draw:start-shape="id9" draw:start-glue-point="2" draw:end-shape="id4" draw:end-glue-point="0" svg:d="m4596 8427v1165">
          <text:p/>
        </draw:connector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ircle draw:style-name="gr8" draw:text-style-name="P3" draw:id="id10" draw:layer="layout" svg:width="0.737cm" svg:height="0.737cm" svg:x="5.18cm" svg:y="5.715cm">
          <text:p text:style-name="P2"><text:span text:style-name="T1">0</text:span></text:p>
        </draw:circle>
        <draw:circle draw:style-name="gr2" draw:text-style-name="P1" draw:id="id11" draw:layer="layout" svg:width="0.737cm" svg:height="0.737cm" svg:x="6.045cm" svg:y="7.688cm">
          <text:p/>
        </draw:circle>
        <draw:connector draw:style-name="gr3" draw:text-style-name="P1" draw:layer="layout" draw:type="line" svg:x1="5.548cm" svg:y1="6.452cm" svg:x2="6.413cm" svg:y2="7.688cm" draw:start-shape="id10" draw:start-glue-point="2" draw:end-shape="id11" draw:end-glue-point="0" svg:d="m5548 6452 865 1236">
          <text:p/>
        </draw:connector>
        <draw:circle draw:style-name="gr9" draw:text-style-name="P4" draw:id="id12" draw:layer="layout" svg:width="0.737cm" svg:height="0.737cm" svg:x="7.822cm" svg:y="9.525cm">
          <text:p text:style-name="P2"><text:span text:style-name="T2">5</text:span></text:p>
        </draw:circle>
        <draw:connector draw:style-name="gr3" draw:text-style-name="P1" draw:layer="layout" draw:type="curve" svg:x1="5.917cm" svg:y1="6.083cm" svg:x2="8.19cm" svg:y2="9.525cm" draw:start-shape="id10" draw:start-glue-point="1" draw:end-shape="id12" draw:end-glue-point="0" svg:d="m5917 6083c1516 0 2273 1147 2273 3442">
          <text:p/>
        </draw:connector>
        <draw:circle draw:style-name="gr8" draw:text-style-name="P4" draw:id="id13" draw:layer="layout" svg:width="0.737cm" svg:height="0.737cm" svg:x="4.228cm" svg:y="9.592cm">
          <text:p text:style-name="P2"><text:span text:style-name="T2">3</text:span></text:p>
        </draw:circle>
        <draw:connector draw:style-name="gr3" draw:text-style-name="P1" draw:layer="layout" draw:type="line" svg:x1="6.413cm" svg:y1="8.425cm" svg:x2="4.596cm" svg:y2="9.592cm" draw:start-shape="id11" draw:start-glue-point="2" draw:end-shape="id13" draw:end-glue-point="0" svg:d="m6413 8425-1817 1167">
          <text:p/>
        </draw:connector>
        <draw:circle draw:style-name="gr8" draw:text-style-name="P4" draw:id="id14" draw:layer="layout" svg:width="0.737cm" svg:height="0.737cm" svg:x="6.066cm" svg:y="9.592cm">
          <text:p text:style-name="P2"><text:span text:style-name="T2">4</text:span></text:p>
        </draw:circle>
        <draw:connector draw:style-name="gr3" draw:text-style-name="P1" draw:layer="layout" draw:type="line" svg:x1="6.413cm" svg:y1="8.425cm" svg:x2="6.434cm" svg:y2="9.592cm" draw:start-shape="id11" draw:start-glue-point="2" draw:end-shape="id14" draw:end-glue-point="0" svg:d="m6413 8425 21 1167">
          <text:p/>
        </draw:connector>
        <draw:circle draw:style-name="gr9" draw:text-style-name="P4" draw:id="id15" draw:layer="layout" svg:width="0.737cm" svg:height="0.737cm" svg:x="4.228cm" svg:y="11.565cm">
          <text:p text:style-name="P2"><text:span text:style-name="T2">6</text:span></text:p>
        </draw:circle>
        <draw:connector draw:style-name="gr3" draw:text-style-name="P1" draw:layer="layout" draw:type="line" svg:x1="4.596cm" svg:y1="10.329cm" svg:x2="4.596cm" svg:y2="11.565cm" draw:start-shape="id13" draw:start-glue-point="2" draw:end-shape="id15" draw:end-glue-point="0" svg:d="m4596 10329v1236">
          <text:p/>
        </draw:connector>
        <draw:connector draw:style-name="gr5" draw:text-style-name="P1" draw:layer="layout" draw:type="line" svg:x1="6.434cm" svg:y1="10.329cm" svg:x2="6.434cm" svg:y2="11.565cm" draw:start-shape="id14" draw:end-shape="id16" svg:d="m6434 10329v1236">
          <text:p/>
        </draw:connector>
        <draw:circle draw:style-name="gr9" draw:text-style-name="P4" draw:id="id17" draw:layer="layout" svg:width="0.737cm" svg:height="0.737cm" svg:x="7.822cm" svg:y="11.565cm">
          <text:p text:style-name="P2"><text:span text:style-name="T2">8</text:span></text:p>
        </draw:circle>
        <draw:connector draw:style-name="gr5" draw:text-style-name="P1" draw:layer="layout" draw:type="line" svg:x1="8.19cm" svg:y1="10.262cm" svg:x2="8.19cm" svg:y2="11.565cm" draw:start-shape="id12" draw:start-glue-point="2" draw:end-shape="id17" draw:end-glue-point="0" svg:d="m8190 10262v1303">
          <text:p/>
        </draw:connector>
        <draw:connector draw:style-name="gr5" draw:text-style-name="P1" draw:layer="layout" draw:type="curve" svg:x1="8.559cm" svg:y1="11.933cm" svg:x2="8.559cm" svg:y2="9.893cm" draw:start-shape="id17" draw:start-glue-point="1" draw:end-shape="id12" svg:d="m8559 11933c807 0 807-2040 0-2040">
          <text:p/>
        </draw:connector>
        <draw:circle draw:style-name="gr9" draw:text-style-name="P4" draw:id="id16" draw:layer="layout" svg:width="0.737cm" svg:height="0.737cm" svg:x="6.066cm" svg:y="11.565cm">
          <text:p text:style-name="P2"><text:span text:style-name="T2">7</text:span></text:p>
        </draw:circle>
        <draw:connector draw:style-name="gr5" draw:text-style-name="P1" draw:layer="layout" draw:type="line" svg:x1="6.434cm" svg:y1="10.329cm" svg:x2="8.19cm" svg:y2="11.565cm" draw:start-shape="id14" draw:start-glue-point="2" draw:end-shape="id17" svg:d="m6434 10329 1756 1236">
          <text:p/>
        </draw:connector>
        <draw:circle draw:style-name="gr10" draw:text-style-name="P4" draw:layer="layout" svg:width="0.737cm" svg:height="0.737cm" svg:x="6.066cm" svg:y="7.689cm">
          <text:p text:style-name="P2"><text:span text:style-name="T2">2</text:span></text:p>
        </draw:circle>
        <draw:circle draw:style-name="gr10" draw:text-style-name="P4" draw:id="id18" draw:layer="layout" svg:width="0.737cm" svg:height="0.737cm" svg:x="4.228cm" svg:y="7.69cm">
          <text:p text:style-name="P2"><text:span text:style-name="T2">1</text:span></text:p>
        </draw:circle>
        <draw:connector draw:style-name="gr6" draw:text-style-name="P1" draw:layer="layout" draw:type="line" svg:x1="5.548cm" svg:y1="6.452cm" svg:x2="4.596cm" svg:y2="7.69cm" draw:start-shape="id10" draw:start-glue-point="2" draw:end-shape="id18" draw:end-glue-point="0" svg:d="m5548 6452-952 1238">
          <text:p/>
        </draw:connector>
        <draw:connector draw:style-name="gr3" draw:text-style-name="P1" draw:layer="layout" draw:type="line" svg:x1="4.596cm" svg:y1="8.427cm" svg:x2="4.596cm" svg:y2="9.592cm" draw:start-shape="id18" draw:start-glue-point="2" draw:end-shape="id13" draw:end-glue-point="0" svg:d="m4596 8427v1165">
          <text:p/>
        </draw:connector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14T15:59:45</meta:creation-date>
    <meta:editing-duration>PT03H14M03S</meta:editing-duration>
    <meta:editing-cycles>13</meta:editing-cycles>
    <dc:date>2010-06-22T19:26:06</dc:date>
    <meta:generator>OpenOffice.org/3.2$Unix OpenOffice.org_project/320m12$Build-9483</meta:generator>
    <meta:document-statistic meta:object-count="67"/>
  </office:meta>
</office:document-meta>
</file>